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839496" loext:opacity="100%" style:font-name="Droid Sans Mono" fo:font-size="10.5pt" fo:font-weight="normal" fo:background-color="#002b36"/>
    </style:style>
    <style:style style:name="T1" style:family="text">
      <style:text-properties fo:color="#8599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Serene,<text:span text:style-name="T1">AdminPassWord</text:span></text:p>
      <text:p text:style-name="P1">PatAdmin,<text:span text:style-name="T1">SecureAdmin</text:span></text:p>
      <text:p text:style-name="P1">VenueAdmin,<text:span text:style-name="T1">AccessAdmin</text:span></text:p>
      <text:p text:style-name="P1">CaixAdmin,<text:span text:style-name="T1">SecretPass</text:span></text:p>
      <text:p text:style-name="P1">AdminGiggly,<text:span text:style-name="T1">Admin</text:span></text:p>
      <text:p text:style-name="P1">AdminGlace,<text:span text:style-name="T1">HiddenAdmin</text:span></text:p>
      <text:p text:style-name="P1">Adminsu,<text:span text:style-name="T1">MasterAdmin</text:span></text:p>
      <text:p text:style-name="P1">AdminJoyful,<text:span text:style-name="T1">AlphaAdmin</text:span></text:p>
      <text:p text:style-name="P1">AdminVibrant,<text:span text:style-name="T1">AdminPower</text:span></text:p>
      <text:p text:style-name="P1">AdminElite,<text:span text:style-name="T1">AdminSecurity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54:30.058549260</meta:creation-date>
    <dc:date>2023-12-25T21:06:45.017026075</dc:date>
    <meta:editing-duration>PT1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" meta:character-count="214" meta:non-whitespace-character-count="214"/>
  </office:meta>
</office:document-meta>
</file>